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.santanna@gmail.com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 xml:id="id1" text:id="id1"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<text:a xlink:href="mailto:francisco.santanna@gmail.com" xlink:type="simple">francisco.santanna@gmail.com</text:a>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Tarefa-00: <text:span text:style-name="T10">Dom, 04/09</text:span>: execução do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“Print Screen” do computador:</text:p>
                <text:list>
                  <text:list-item>
                    <text:p xml:id="id4" text:id="id4"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1">print “Olá, aqui é o Francisco”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3</meta:editing-cycles>
    <meta:editing-duration>P46DT11H25M52S</meta:editing-duration>
    <meta:initial-creator>chico </meta:initial-creator>
    <dc:date>2016-08-29T11:49:05.721038134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